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606cm"/>
    </style:style>
    <style:style style:name="co3" style:family="table-column">
      <style:table-column-properties fo:break-before="auto" style:column-width="3.302cm"/>
    </style:style>
    <style:style style:name="co4" style:family="table-column">
      <style:table-column-properties fo:break-before="auto" style:column-width="3.21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0"/>
    <style:style style:name="ce2" style:family="table-cell" style:parent-style-name="Default" style:data-style-name="N111"/>
    <style:style style:name="ce3" style:family="table-cell" style:parent-style-name="Default" style:data-style-name="N112"/>
    <style:style style:name="ce4" style:family="table-cell" style:parent-style-name="Default" style:data-style-name="N108"/>
    <style:style style:name="gr1" style:family="graphic">
      <style:graphic-properties draw:ole-draw-aspect="1"/>
    </style:style>
  </office:automatic-styles>
  <office:body>
    <office:spreadsheet>
      <table:table table:name="Tabelle1" table:style-name="ta1" table:print="false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row table:style-name="ro1" table:number-rows-repeated="4">
          <table:table-cell table:number-columns-repeated="10"/>
        </table:table-row>
        <table:table-row table:style-name="ro1">
          <table:table-cell office:value-type="float" office:value="1.090012">
            <text:p>1,09</text:p>
          </table:table-cell>
          <table:table-cell table:formula="of:=[.A5]^20" office:value-type="float" office:value="5.60564489554839">
            <text:p>5,61</text:p>
          </table:table-cell>
          <table:table-cell table:formula="of:=4*[.B5]" office:value-type="float" office:value="22.4225795821936">
            <text:p>22,42</text:p>
          </table:table-cell>
          <table:table-cell table:formula="of:=200/[.C5]" office:value-type="float" office:value="8.91958033940153">
            <text:p>8,92</text:p>
          </table:table-cell>
          <table:table-cell table:number-columns-repeated="6"/>
        </table:table-row>
        <table:table-row table:style-name="ro1" table:number-rows-repeated="15">
          <table:table-cell table:number-columns-repeated="10"/>
        </table:table-row>
        <table:table-row table:style-name="ro1">
          <table:table-cell table:number-columns-repeated="2"/>
          <table:table-cell office:value-type="string">
            <text:p>Senk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120">
            <text:p>120</text:p>
          </table:table-cell>
          <table:table-cell office:value-type="float" office:value="167">
            <text:p>167</text:p>
          </table:table-cell>
          <table:table-cell office:value-type="float" office:value="400">
            <text:p>400</text:p>
          </table:table-cell>
          <table:table-cell/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office:value-type="float" office:value="360">
            <text:p>360</text:p>
          </table:table-cell>
          <table:table-cell office:value-type="float" office:value="500">
            <text:p>500</text:p>
          </table:table-cell>
          <table:table-cell table:number-columns-repeated="2"/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office:value-type="float" office:value="600">
            <text:p>600</text:p>
          </table:table-cell>
          <table:table-cell table:number-columns-repeated="3"/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6">
            <text:p>6</text:p>
          </table:table-cell>
          <table:table-cell table:number-columns-repeated="7"/>
        </table:table-row>
        <table:table-row table:style-name="ro1">
          <table:table-cell table:number-columns-repeated="9"/>
          <table:table-cell office:value-type="float" office:value="1.090012">
            <text:p>1,09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7"/>
          <table:table-cell table:style-name="ce4" table:number-columns-repeated="2"/>
          <table:table-cell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9"/>
          <table:table-cell office:value-type="float" office:value="0.594063080072">
            <text:p>0,59</text:p>
          </table:table-cell>
        </table:table-row>
        <table:table-row table:style-name="ro1">
          <table:table-cell table:number-columns-repeated="6"/>
          <table:table-cell table:style-name="ce1"/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8"/>
          <table:table-cell table:formula="of:=[.$J$28]^(3-[.C22])" office:value-type="float" office:value="1.188126160144">
            <text:p>1,19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Fac 24000</text:p>
          </table:table-cell>
          <table:table-cell table:number-columns-repeated="4"/>
          <table:table-cell table:formula="of:=[.$J$28]^(3-[.C23])" office:value-type="float" office:value="1.090012">
            <text:p>1,09</text:p>
          </table:table-cell>
          <table:table-cell/>
        </table:table-row>
        <table:table-row table:style-name="ro1">
          <table:table-cell table:number-columns-repeated="8"/>
          <table:table-cell table:formula="of:=[.$J$28]^(3-[.C24])" office:value-type="float" office:value="1">
            <text:p>1</text:p>
          </table:table-cell>
          <table:table-cell/>
        </table:table-row>
        <table:table-row table:style-name="ro1">
          <table:table-cell table:number-columns-repeated="3"/>
          <table:table-cell table:formula="of:=([.D22]*100)/(24000*[.$J$28]^(3-[.$D$21]))" office:value-type="float" office:value="0.5">
            <text:p>0,5</text:p>
          </table:table-cell>
          <table:table-cell table:formula="of:=([.E22]*100)/(30641*[.$J$28]^(3-[.$E$21]))" office:value-type="float" office:value="0.500014106805178">
            <text:p>0,5</text:p>
          </table:table-cell>
          <table:table-cell table:formula="of:=([.F22]*100)/(67333*[.$J$28]^(3-[.$F$21]))" office:value-type="float" office:value="0.499999382869662">
            <text:p>0,5</text:p>
          </table:table-cell>
          <table:table-cell table:number-columns-repeated="2"/>
          <table:table-cell table:formula="of:=[.$J$28]^(3-[.C25])" office:value-type="float" office:value="0.917421092611824">
            <text:p>0,92</text:p>
          </table:table-cell>
          <table:table-cell/>
        </table:table-row>
        <table:table-row table:style-name="ro1">
          <table:table-cell table:number-columns-repeated="3"/>
          <table:table-cell table:formula="of:=([.D23]*100)/(24000*[.$J$28]^(3-[.$D$21]))" office:value-type="float" office:value="1.5">
            <text:p>1,5</text:p>
          </table:table-cell>
          <table:table-cell table:formula="of:=([.E23]*100)/(30641*[.$J$28]^(3-[.$E$21]))" office:value-type="float" office:value="1.4970482239676">
            <text:p>1,5</text:p>
          </table:table-cell>
          <table:table-cell table:number-columns-repeated="3"/>
          <table:table-cell table:formula="of:=[.$J$28]^(3-[.C26])" office:value-type="float" office:value="0.841661461169074">
            <text:p>0,84</text:p>
          </table:table-cell>
          <table:table-cell/>
        </table:table-row>
        <table:table-row table:style-name="ro1">
          <table:table-cell table:number-columns-repeated="3"/>
          <table:table-cell table:formula="of:=([.D24]*100)/(24000*[.$J$28]^(3-[.$D$21]))" office:value-type="float" office:value="2.5">
            <text:p>2,5</text:p>
          </table:table-cell>
          <table:table-cell table:number-columns-repeated="4"/>
          <table:table-cell table:formula="of:=[.$J$28]^(3-[.C27])" office:value-type="float" office:value="0.772157977314996">
            <text:p>0,77</text:p>
          </table:table-cell>
          <table:table-cell/>
        </table:table-row>
        <table:table-row table:style-name="ro1">
          <table:table-cell table:number-columns-repeated="6"/>
          <table:table-cell table:formula="of:=12000/(600*1.09^1)" office:value-type="float" office:value="18.348623853211">
            <text:p>18,35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3"/>
          <table:table-cell office:value-type="float" office:value="24000">
            <text:p>24000</text:p>
          </table:table-cell>
          <table:table-cell office:value-type="float" office:value="30641">
            <text:p>30641</text:p>
          </table:table-cell>
          <table:table-cell office:value-type="float" office:value="67333">
            <text:p>67333</text:p>
          </table:table-cell>
          <table:table-cell table:number-columns-repeated="2"/>
          <table:table-cell table:formula="of:=24000*[.J28]^14" office:value-type="float" office:value="80213.8108624771">
            <text:p>80213,81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8"/>
          <table:table-cell table:formula="of:=24000*[.J28]^4" office:value-type="float" office:value="33879.4505380446">
            <text:p>33879,45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number-columns-repeated="4"/>
          <table:table-cell table:formula="of:=[.E44]/[.D44]" office:value-type="float" office:value="1.27670833333333">
            <text:p>1,28</text:p>
          </table:table-cell>
          <table:table-cell table:formula="of:=[.F44]/[.E44]" office:value-type="float" office:value="2.19748049998368">
            <text:p>2,2</text:p>
          </table:table-cell>
          <table:table-cell table:number-columns-repeated="2"/>
          <table:table-cell table:formula="of:=24000*[.J28]^0" office:value-type="float" office:value="24000">
            <text:p>24000</text:p>
          </table:table-cell>
          <table:table-cell office:value-type="float" office:value="3">
            <text:p>3</text:p>
          </table:table-cell>
        </table:table-row>
        <table:table-row table:style-name="ro1">
          <table:table-cell table:number-columns-repeated="7"/>
          <table:table-cell office:value-type="float" office:value="2">
            <text:p>2</text:p>
          </table:table-cell>
          <table:table-cell table:number-columns-repeated="2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8"/>
          <table:table-cell>
            <draw:frame table:end-cell-address="Tabelle1.L66" table:end-x="2.163cm" table:end-y="0.007cm" draw:z-index="0" draw:style-name="gr1" svg:width="7.999cm" svg:height="6.999cm" svg:x="1.886cm" svg:y="0.234cm">
              <draw:object draw:notify-on-update-of-ranges="Tabelle1.F51:Tabelle1.F56 Tabelle1.G51:Tabelle1.G56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/>
        </table:table-row>
        <table:table-row table:style-name="ro1">
          <table:table-cell table:number-columns-repeated="5"/>
          <table:table-cell office:value-type="float" office:value="0.16666">
            <text:p>0,17</text:p>
          </table:table-cell>
          <table:table-cell office:value-type="float" office:value="120">
            <text:p>12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0.25">
            <text:p>0,25</text:p>
          </table:table-cell>
          <table:table-cell office:value-type="float" office:value="167">
            <text:p>167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0.5">
            <text:p>0,5</text:p>
          </table:table-cell>
          <table:table-cell office:value-type="float" office:value="360">
            <text:p>36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1">
            <text:p>1</text:p>
          </table:table-cell>
          <table:table-cell office:value-type="float" office:value="400">
            <text:p>40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0.75">
            <text:p>0,75</text:p>
          </table:table-cell>
          <table:table-cell office:value-type="float" office:value="500">
            <text:p>50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0.83333">
            <text:p>0,83</text:p>
          </table:table-cell>
          <table:table-cell office:value-type="float" office:value="600">
            <text:p>600</text:p>
          </table:table-cell>
          <table:table-cell table:number-columns-repeated="3"/>
        </table:table-row>
        <table:table-row table:style-name="ro1" table:number-rows-repeated="5">
          <table:table-cell table:number-columns-repeated="10"/>
        </table:table-row>
        <table:table-row table:style-name="ro1">
          <table:table-cell/>
          <table:table-cell office:value-type="string">
            <text:p>1-&gt;0</text:p>
          </table:table-cell>
          <table:table-cell table:style-name="ce1" table:formula="of:=39900/[.C66]" office:value-type="float" office:value="0.501218055251487">
            <text:p>0,50122</text:p>
          </table:table-cell>
          <table:table-cell table:style-name="ce1" table:formula="of:=40000/[.C66]" office:value-type="float" office:value="0.502474240853621">
            <text:p>0,50247</text:p>
          </table:table-cell>
          <table:table-cell table:style-name="ce1" table:formula="of:=ROUND([.D62];0)" office:value-type="float" office:value="1">
            <text:p>1,00000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2-&gt;1</text:p>
          </table:table-cell>
          <table:table-cell table:style-name="ce1" table:formula="of:=16600/[.C67]" office:value-type="float" office:value="0.759555247632959">
            <text:p>0,75956</text:p>
          </table:table-cell>
          <table:table-cell table:style-name="ce1" table:formula="of:=16700/[.C67]" office:value-type="float" office:value="0.764130881654844">
            <text:p>0,76413</text:p>
          </table:table-cell>
          <table:table-cell table:style-name="ce1" table:formula="of:=ROUND([.D63];0)" office:value-type="float" office:value="1">
            <text:p>1,00000</text:p>
          </table:table-cell>
          <table:table-cell/>
          <table:table-cell table:formula="of:=80000/[.C66]" office:value-type="float" office:value="1.00494848170724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3-&gt;2</text:p>
          </table:table-cell>
          <table:table-cell table:style-name="ce1" table:formula="of:=11900/[.C68]" office:value-type="float" office:value="0.837781433676449">
            <text:p>0,83778</text:p>
          </table:table-cell>
          <table:table-cell table:style-name="ce1" table:formula="of:=12000/[.C68]" office:value-type="float" office:value="0.844821613791378">
            <text:p>0,84482</text:p>
          </table:table-cell>
          <table:table-cell table:style-name="ce1" table:formula="of:=ROUND([.D64];0)" office:value-type="float" office:value="1">
            <text:p>1,00000</text:p>
          </table:table-cell>
          <table:table-cell table:number-columns-repeated="5"/>
        </table:table-row>
        <table:table-row table:style-name="ro1">
          <table:table-cell table:number-columns-repeated="4"/>
          <table:table-cell>
            <draw:frame table:end-cell-address="Tabelle1.M95" table:end-x="1.506cm" table:end-y="0.373cm" draw:z-index="3" draw:style-name="gr1" svg:width="22.803cm" svg:height="13.629cm" svg:x="1.077cm" svg:y="0.292cm">
              <draw:object draw:notify-on-update-of-ranges="Tabelle1.B66:Tabelle1.B91 Tabelle1.C66:Tabelle1.C68 Tabelle1.E88:Tabelle1.E90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5"/>
        </table:table-row>
        <table:table-row table:style-name="ro1">
          <table:table-cell table:formula="of:=1.09^-14" office:value-type="float" office:value="0.299246465031298">
            <text:p>0,3</text:p>
          </table:table-cell>
          <table:table-cell office:value-type="float" office:value="1">
            <text:p>1</text:p>
          </table:table-cell>
          <table:table-cell table:formula="of:=(6000*1.09^(30/[.B66]))" office:value-type="float" office:value="79606.0708147877">
            <text:p>79606,07</text:p>
          </table:table-cell>
          <table:table-cell table:formula="of:=[.E88]-[.C66]" office:value-type="float" office:value="393.929185212342">
            <text:p>393,93</text:p>
          </table:table-cell>
          <table:table-cell table:number-columns-repeated="6"/>
        </table:table-row>
        <table:table-row table:style-name="ro1">
          <table:table-cell table:formula="of:=1.09^-29" office:value-type="float" office:value="0.082154538379567">
            <text:p>0,08</text:p>
          </table:table-cell>
          <table:table-cell office:value-type="float" office:value="2">
            <text:p>2</text:p>
          </table:table-cell>
          <table:table-cell table:formula="of:=(6000*1.09^(30/[.B67]))" office:value-type="float" office:value="21854.8947581251">
            <text:p>21854,89</text:p>
          </table:table-cell>
          <table:table-cell table:formula="of:=[.E89]-[.C67]" office:value-type="float" office:value="11545.1052418749">
            <text:p>11545,11</text:p>
          </table:table-cell>
          <table:table-cell table:number-columns-repeated="6"/>
        </table:table-row>
        <table:table-row table:style-name="ro1">
          <table:table-cell table:formula="of:=1.09^-39" office:value-type="float" office:value="0.0347029648470557">
            <text:p>0,03</text:p>
          </table:table-cell>
          <table:table-cell office:value-type="float" office:value="3">
            <text:p>3</text:p>
          </table:table-cell>
          <table:table-cell table:formula="of:=(6000*1.09^(30/[.B68]))" office:value-type="float" office:value="14204.1820475527">
            <text:p>14204,18</text:p>
          </table:table-cell>
          <table:table-cell table:formula="of:=[.E90]-[.C68]" office:value-type="float" office:value="9795.81795244729">
            <text:p>9795,82</text:p>
          </table:table-cell>
          <table:table-cell table:number-columns-repeated="6"/>
        </table:table-row>
        <table:table-row table:style-name="ro1">
          <table:table-cell/>
          <table:table-cell office:value-type="float" office:value="4">
            <text:p>4</text:p>
          </table:table-cell>
          <table:table-cell table:formula="of:=(1.090012^(-30*[.B69]))" office:value-type="float" office:value="0.0000322289757328649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float" office:value="5">
            <text:p>5</text:p>
          </table:table-cell>
          <table:table-cell table:formula="of:=(1.090012^(1-[.B70]))" office:value-type="float" office:value="0.70839401521726">
            <text:p>0,71</text:p>
          </table:table-cell>
          <table:table-cell table:style-name="ce1" table:formula="of:=[.D67]/[.D66]" office:value-type="float" office:value="29.3075651037422">
            <text:p>29,30757</text:p>
          </table:table-cell>
          <table:table-cell table:number-columns-repeated="6"/>
        </table:table-row>
        <table:table-row table:style-name="ro1">
          <table:table-cell/>
          <table:table-cell office:value-type="float" office:value="6">
            <text:p>6</text:p>
          </table:table-cell>
          <table:table-cell table:formula="of:=(1.090012^([.B71]-1))" office:value-type="float" office:value="1.53870865166146">
            <text:p>1,54</text:p>
          </table:table-cell>
          <table:table-cell table:style-name="ce1" table:formula="of:=[.D68]/[.D66]" office:value-type="float" office:value="24.8669515237034">
            <text:p>24,86695</text:p>
          </table:table-cell>
          <table:table-cell table:number-columns-repeated="6"/>
        </table:table-row>
        <table:table-row table:style-name="ro1">
          <table:table-cell/>
          <table:table-cell office:value-type="float" office:value="7">
            <text:p>7</text:p>
          </table:table-cell>
          <table:table-cell table:formula="of:=(1.090012^(1-[.B72]))" office:value-type="float" office:value="0.596227941931186">
            <text:p>0,6</text:p>
          </table:table-cell>
          <table:table-cell table:style-name="ce2"/>
          <table:table-cell table:number-columns-repeated="4"/>
          <table:table-cell>
            <draw:frame table:end-cell-address="Tabelle1.M88" table:end-x="0.574cm" table:end-y="0.191cm" draw:z-index="1" draw:style-name="gr1" svg:width="7.999cm" svg:height="6.999cm" svg:x="2.555cm" svg:y="0.418cm">
              <draw:object draw:notify-on-update-of-ranges="Tabelle1.G74:Tabelle1.G76 Tabelle1.H74:Tabelle1.H76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/>
        </table:table-row>
        <table:table-row table:style-name="ro1">
          <table:table-cell/>
          <table:table-cell office:value-type="float" office:value="8">
            <text:p>8</text:p>
          </table:table-cell>
          <table:table-cell table:formula="of:=(1.090012^-3/[.B73])" office:value-type="float" office:value="0.0965197471643745">
            <text:p>0,1</text:p>
          </table:table-cell>
          <table:table-cell table:number-columns-repeated="7"/>
        </table:table-row>
        <table:table-row table:style-name="ro1">
          <table:table-cell/>
          <table:table-cell office:value-type="float" office:value="9">
            <text:p>9</text:p>
          </table:table-cell>
          <table:table-cell table:formula="of:=(1.090012^-3/[.B74])" office:value-type="float" office:value="0.0857953308127774">
            <text:p>0,09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80000">
            <text:p>800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">
            <text:p>10</text:p>
          </table:table-cell>
          <table:table-cell table:formula="of:=(1.090012^-3/[.B75])" office:value-type="float" office:value="0.0772157977314996">
            <text:p>0,08</text:p>
          </table:table-cell>
          <table:table-cell table:formula="of:=1.09^29" office:value-type="float" office:value="12.1721820817718">
            <text:p>12,17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33400">
            <text:p>334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">
            <text:p>11</text:p>
          </table:table-cell>
          <table:table-cell table:formula="of:=(1.090012^-3/[.B76])" office:value-type="float" office:value="0.0701961797559088">
            <text:p>0,07</text:p>
          </table:table-cell>
          <table:table-cell table:formula="of:=1.09^28" office:value-type="float" office:value="11.1671395245613">
            <text:p>11,17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24000">
            <text:p>240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">
            <text:p>12</text:p>
          </table:table-cell>
          <table:table-cell table:formula="of:=(1.090012^-3/[.B77])" office:value-type="float" office:value="0.064346498109583">
            <text:p>0,06</text:p>
          </table:table-cell>
          <table:table-cell table:formula="of:=1.09^27" office:value-type="float" office:value="10.245082132625">
            <text:p>10,25</text:p>
          </table:table-cell>
          <table:table-cell table:number-columns-repeated="6"/>
        </table:table-row>
        <table:table-row table:style-name="ro1">
          <table:table-cell/>
          <table:table-cell office:value-type="float" office:value="13">
            <text:p>13</text:p>
          </table:table-cell>
          <table:table-cell table:formula="of:=(1.090012^-3/[.B78])" office:value-type="float" office:value="0.059396767485769">
            <text:p>0,06</text:p>
          </table:table-cell>
          <table:table-cell table:number-columns-repeated="7"/>
        </table:table-row>
        <table:table-row table:style-name="ro1">
          <table:table-cell/>
          <table:table-cell office:value-type="float" office:value="14">
            <text:p>14</text:p>
          </table:table-cell>
          <table:table-cell table:formula="of:=(1.090012^-3/[.B79])" office:value-type="float" office:value="0.0551541412367855">
            <text:p>0,06</text:p>
          </table:table-cell>
          <table:table-cell table:number-columns-repeated="7"/>
        </table:table-row>
        <table:table-row table:style-name="ro1">
          <table:table-cell/>
          <table:table-cell office:value-type="float" office:value="15">
            <text:p>15</text:p>
          </table:table-cell>
          <table:table-cell table:formula="of:=(1.090012^-3/[.B80])" office:value-type="float" office:value="0.0514771984876664">
            <text:p>0,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16">
            <text:p>16</text:p>
          </table:table-cell>
          <table:table-cell table:formula="of:=(1.090012^-3/[.B81])" office:value-type="float" office:value="0.0482598735821873">
            <text:p>0,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17">
            <text:p>17</text:p>
          </table:table-cell>
          <table:table-cell table:formula="of:=(1.090012^-3/[.B82])" office:value-type="float" office:value="0.0454210574891174">
            <text:p>0,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18">
            <text:p>18</text:p>
          </table:table-cell>
          <table:table-cell table:formula="of:=(1.090012^-3/[.B83])" office:value-type="float" office:value="0.0428976654063887">
            <text:p>0,04</text:p>
          </table:table-cell>
          <table:table-cell table:number-columns-repeated="7"/>
        </table:table-row>
        <table:table-row table:style-name="ro1">
          <table:table-cell/>
          <table:table-cell office:value-type="float" office:value="19">
            <text:p>19</text:p>
          </table:table-cell>
          <table:table-cell table:formula="of:=(1.090012^-3/[.B84])" office:value-type="float" office:value="0.0406398935428945">
            <text:p>0,04</text:p>
          </table:table-cell>
          <table:table-cell table:number-columns-repeated="7"/>
        </table:table-row>
        <table:table-row table:style-name="ro1">
          <table:table-cell/>
          <table:table-cell office:value-type="float" office:value="20">
            <text:p>20</text:p>
          </table:table-cell>
          <table:table-cell table:formula="of:=(1.090012^-3/[.B85])" office:value-type="float" office:value="0.0386078988657498">
            <text:p>0,04</text:p>
          </table:table-cell>
          <table:table-cell table:number-columns-repeated="7"/>
        </table:table-row>
        <table:table-row table:style-name="ro1">
          <table:table-cell/>
          <table:table-cell office:value-type="float" office:value="21">
            <text:p>21</text:p>
          </table:table-cell>
          <table:table-cell table:formula="of:=(1.090012^-3/[.B86])" office:value-type="float" office:value="0.0367694274911903">
            <text:p>0,04</text:p>
          </table:table-cell>
          <table:table-cell table:number-columns-repeated="7"/>
        </table:table-row>
        <table:table-row table:style-name="ro1">
          <table:table-cell/>
          <table:table-cell office:value-type="float" office:value="22">
            <text:p>22</text:p>
          </table:table-cell>
          <table:table-cell table:formula="of:=(1.090012^-3/[.B87])" office:value-type="float" office:value="0.0350980898779544">
            <text:p>0,04</text:p>
          </table:table-cell>
          <table:table-cell table:number-columns-repeated="7"/>
        </table:table-row>
        <table:table-row table:style-name="ro1">
          <table:table-cell/>
          <table:table-cell office:value-type="float" office:value="23">
            <text:p>23</text:p>
          </table:table-cell>
          <table:table-cell table:formula="of:=(1.090012^-3/[.B88])" office:value-type="float" office:value="0.0335720859702172">
            <text:p>0,03</text:p>
          </table:table-cell>
          <table:table-cell/>
          <table:table-cell office:value-type="float" office:value="80000">
            <text:p>80000</text:p>
          </table:table-cell>
          <table:table-cell table:formula="of:=[.D66]" office:value-type="float" office:value="393.929185212342">
            <text:p>393,9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4">
            <text:p>24</text:p>
          </table:table-cell>
          <table:table-cell table:formula="of:=(1.090012^-3/[.B89])" office:value-type="float" office:value="0.0321732490547915">
            <text:p>0,03</text:p>
          </table:table-cell>
          <table:table-cell/>
          <table:table-cell office:value-type="float" office:value="33400">
            <text:p>33400</text:p>
          </table:table-cell>
          <table:table-cell table:formula="of:=[.D67]" office:value-type="float" office:value="11545.1052418749">
            <text:p>11545,11</text:p>
          </table:table-cell>
          <table:table-cell table:number-columns-repeated="3"/>
          <table:table-cell>
            <draw:frame table:end-cell-address="Tabelle1.N105" table:end-x="0.183cm" table:end-y="0.219cm" draw:z-index="2" draw:style-name="gr1" svg:width="7.999cm" svg:height="7.018cm" svg:x="1.216cm" svg:y="0.446cm">
              <draw:object draw:notify-on-update-of-ranges="Tabelle1.H91:Tabelle1.H93 Tabelle1.I91:Tabelle1.I93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</table:table-row>
        <table:table-row table:style-name="ro1">
          <table:table-cell/>
          <table:table-cell office:value-type="float" office:value="25">
            <text:p>25</text:p>
          </table:table-cell>
          <table:table-cell table:formula="of:=(1.090012^-3/[.B90])" office:value-type="float" office:value="0.0308863190925999">
            <text:p>0,03</text:p>
          </table:table-cell>
          <table:table-cell/>
          <table:table-cell office:value-type="float" office:value="24000">
            <text:p>24000</text:p>
          </table:table-cell>
          <table:table-cell table:formula="of:=[.D68]" office:value-type="float" office:value="9795.81795244729">
            <text:p>9795,8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6">
            <text:p>26</text:p>
          </table:table-cell>
          <table:table-cell table:formula="of:=(1.090012^-3/[.B91])" office:value-type="float" office:value="0.0296983837428845">
            <text:p>0,03</text:p>
          </table:table-cell>
          <table:table-cell table:number-columns-repeated="4"/>
          <table:table-cell office:value-type="float" office:value="1">
            <text:p>1</text:p>
          </table:table-cell>
          <table:table-cell table:formula="of:=EXP(4-[.H91])" office:value-type="float" office:value="20.0855369231877">
            <text:p>20,09</text:p>
          </table:table-cell>
          <table:table-cell/>
        </table:table-row>
        <table:table-row table:style-name="ro1">
          <table:table-cell table:number-columns-repeated="7"/>
          <table:table-cell office:value-type="float" office:value="2">
            <text:p>2</text:p>
          </table:table-cell>
          <table:table-cell table:formula="of:=EXP(4-[.H92])" office:value-type="float" office:value="7.38905609893065">
            <text:p>7,39</text:p>
          </table:table-cell>
          <table:table-cell/>
        </table:table-row>
        <table:table-row table:style-name="ro1">
          <table:table-cell table:number-columns-repeated="7"/>
          <table:table-cell office:value-type="float" office:value="3">
            <text:p>3</text:p>
          </table:table-cell>
          <table:table-cell table:formula="of:=EXP(4-[.H93])" office:value-type="float" office:value="2.71828182845904">
            <text:p>2,72</text:p>
          </table:table-cell>
          <table:table-cell/>
        </table:table-row>
        <table:table-row table:style-name="ro1">
          <table:table-cell table:formula="of:=1.090012/2" office:value-type="float" office:value="0.545006">
            <text:p>0,55</text:p>
          </table:table-cell>
          <table:table-cell/>
          <table:table-cell table:formula="of:=120*100*1" office:value-type="float" office:value="12000">
            <text:p>12000</text:p>
          </table:table-cell>
          <table:table-cell table:formula="of:=167*100*1" office:value-type="float" office:value="16700">
            <text:p>16700</text:p>
          </table:table-cell>
          <table:table-cell office:value-type="float" office:value="50">
            <text:p>50</text:p>
          </table:table-cell>
          <table:table-cell office:value-type="float" office:value="54">
            <text:p>54</text:p>
          </table:table-cell>
          <table:table-cell office:value-type="float" office:value="55">
            <text:p>55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table:formula="of:=300*1.090012^[.E94]" office:value-type="float" office:value="22319.5385588388">
            <text:p>22319,54</text:p>
          </table:table-cell>
          <table:table-cell table:formula="of:=300*1.090012^[.F94]" office:value-type="float" office:value="31507.2376098399">
            <text:p>31507,24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table:formula="of:=[.C94]/[.C96]" office:value-type="float" office:value="0.537645523825038">
            <text:p>0,54</text:p>
          </table:table-cell>
          <table:table-cell table:formula="of:=[.D94]/[.D96]" office:value-type="float" office:value="0.530036946012191">
            <text:p>0,53</text:p>
          </table:table-cell>
          <table:table-cell table:number-columns-repeated="6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4"/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Count</text:p>
          </table:table-cell>
          <table:table-cell table:style-name="ce1" table:formula="of:=([.B103]-[.C103])/([.D103]-[.C103])" office:value-type="float" office:value="1.1625">
            <text:p>1,16250</text:p>
          </table:table-cell>
          <table:table-cell/>
          <table:table-cell office:value-type="float" office:value="2">
            <text:p>2</text:p>
          </table:table-cell>
          <table:table-cell office:value-type="float" office:value="54">
            <text:p>54</text:p>
          </table:table-cell>
          <table:table-cell table:number-columns-repeated="4"/>
        </table:table-row>
        <table:table-row table:style-name="ro1">
          <table:table-cell/>
          <table:table-cell office:value-type="float" office:value="399">
            <text:p>399</text:p>
          </table:table-cell>
          <table:table-cell office:value-type="float" office:value="120">
            <text:p>120</text:p>
          </table:table-cell>
          <table:table-cell office:value-type="float" office:value="360">
            <text:p>360</text:p>
          </table:table-cell>
          <table:table-cell office:value-type="float" office:value="1">
            <text:p>1</text:p>
          </table:table-cell>
          <table:table-cell office:value-type="float" office:value="65">
            <text:p>65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2">
          <table:table-cell/>
          <table:table-cell office:value-type="string">
            <text:p>MaxLevel</text:p>
          </table:table-cell>
          <table:table-cell table:formula="of:=-1*[.B106]/2*[.B109]+[.B106]" office:value-type="float" office:value="1.62842458762045">
            <text:p>1,63</text:p>
          </table:table-cell>
          <table:table-cell table:number-columns-repeated="7"/>
        </table:table-row>
        <table:table-row table:style-name="ro1">
          <table:table-cell/>
          <table:table-cell table:formula="of:=0.5+[.C102]" office:value-type="float" office:value="1.6625">
            <text:p>1,66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>
            <text:p>Ratio</text:p>
          </table:table-cell>
          <table:table-cell table:number-columns-repeated="5"/>
          <table:table-cell>
            <draw:frame table:end-cell-address="Tabelle1.K124" table:end-x="0.015cm" table:end-y="0.109cm" draw:z-index="4" draw:style-name="gr1" svg:width="7.999cm" svg:height="6.999cm" svg:x="0.769cm" svg:y="0.355cm">
              <draw:object draw:notify-on-update-of-ranges="Tabelle1.E115:Tabelle1.E117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2"/>
        </table:table-row>
        <table:table-row table:style-name="ro1">
          <table:table-cell/>
          <table:table-cell office:value-type="float" office:value="0.0409929772987098">
            <text:p>0,04</text:p>
          </table:table-cell>
          <table:table-cell/>
          <table:table-cell office:value-type="string">
            <text:p>Max</text:p>
          </table:table-cell>
          <table:table-cell/>
          <table:table-cell office:value-type="string">
            <text:p>Level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1" table:formula="of:=[.B103]*100/(10130*1.09^(30/[.F110]))" office:value-type="float" office:value="1.66378985144501">
            <text:p>1,66379</text:p>
          </table:table-cell>
          <table:table-cell/>
          <table:table-cell office:value-type="float" office:value="3">
            <text:p>3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Factor</text:p>
          </table:table-cell>
          <table:table-cell/>
          <table:table-cell table:style-name="ce1" table:formula="of:=[.B103]*100/(9140*1.09^(30/[.F110]))" office:value-type="float" office:value="1.84400341303479">
            <text:p>1,84400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2-&gt;1</text:p>
          </table:table-cell>
          <table:table-cell/>
          <table:table-cell table:style-name="ce1" table:formula="of:=[.B103]*100/(6020*1.09^(30/[.F110]))" office:value-type="float" office:value="2.79969953407608">
            <text:p>2,79970</text:p>
          </table:table-cell>
          <table:table-cell table:number-columns-repeated="6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office:value-type="float" office:value="6020">
            <text:p>6020</text:p>
          </table:table-cell>
          <table:table-cell table:formula="of:=[.E115]^(1/30)" office:value-type="float" office:value="1.33655412223554">
            <text:p>1,34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2">
            <text:p>2</text:p>
          </table:table-cell>
          <table:table-cell office:value-type="float" office:value="9140">
            <text:p>9140</text:p>
          </table:table-cell>
          <table:table-cell table:formula="of:=[.E116]^(2/30)" office:value-type="float" office:value="1.83680511332788">
            <text:p>1,84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3">
            <text:p>3</text:p>
          </table:table-cell>
          <table:table-cell office:value-type="float" office:value="10130">
            <text:p>10130</text:p>
          </table:table-cell>
          <table:table-cell table:formula="of:=[.E117]^(3/30)" office:value-type="float" office:value="2.51513293678725">
            <text:p>2,52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table:formula="of:=300*1.09^3" office:value-type="float" office:value="388.5087">
            <text:p>388,51</text:p>
          </table:table-cell>
          <table:table-cell table:number-columns-repeated="4"/>
        </table:table-row>
        <table:table-row table:style-name="ro1">
          <table:table-cell table:number-columns-repeated="5"/>
          <table:table-cell table:formula="of:=300*1.09^2" office:value-type="float" office:value="356.43">
            <text:p>356,43</text:p>
          </table:table-cell>
          <table:table-cell table:number-columns-repeated="4"/>
        </table:table-row>
        <table:table-row table:style-name="ro1">
          <table:table-cell table:number-columns-repeated="5"/>
          <table:table-cell table:formula="of:=300*1.09^1" office:value-type="float" office:value="327">
            <text:p>327</text:p>
          </table:table-cell>
          <table:table-cell table:number-columns-repeated="4"/>
        </table:table-row>
        <table:table-row table:style-name="ro1" table:number-rows-repeated="6">
          <table:table-cell table:number-columns-repeated="10"/>
        </table:table-row>
        <table:table-row table:style-name="ro1">
          <table:table-cell table:number-columns-repeated="3"/>
          <table:table-cell table:formula="of:=(-61826.086-19913.043*[.F110])/(1-2.0217392*[.F110])" office:value-type="float" office:value="23999.9985390559">
            <text:p>24000</text:p>
          </table:table-cell>
          <table:table-cell/>
          <table:table-cell office:value-type="float" office:value="167">
            <text:p>167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" table:formula="of:=12000/[.D128]" office:value-type="float" office:value="0.500000030436338">
            <text:p>0,50000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3"/>
          <table:table-cell table:style-name="ce1" table:formula="of:=ROUND((0.2471567)/(1-0.021309117*[.F128]^0.7+0.0001257783*([.F128]^0.7)^2))" office:value-type="float" office:value="1">
            <text:p>1,00000</text:p>
          </table:table-cell>
          <table:table-cell table:number-columns-repeated="6"/>
        </table:table-row>
        <table:table-row table:style-name="ro1" table:number-rows-repeated="5">
          <table:table-cell table:number-columns-repeated="10"/>
        </table:table-row>
        <table:table-row table:style-name="ro1">
          <table:table-cell table:number-columns-repeated="3"/>
          <table:table-cell table:style-name="ce1" table:formula="of:=-1*0.500000030436338/2*0.0411764705882353 + 0.500000030436338" office:value-type="float" office:value="0.489705912162649">
            <text:p>0,48971</text:p>
          </table:table-cell>
          <table:table-cell table:number-columns-repeated="6"/>
        </table:table-row>
        <table:table-row table:style-name="ro1" table:number-rows-repeated="4">
          <table:table-cell table:number-columns-repeated="10"/>
        </table:table-row>
        <table:table-row table:style-name="ro2">
          <table:table-cell office:value-type="string">
            <text:p>Off</text:p>
          </table:table-cell>
          <table:table-cell office:value-type="float" office:value="1002">
            <text:p>1002</text:p>
          </table:table-cell>
          <table:table-cell table:style-name="ce1" table:formula="of:=([.B143]+1)/[.B142]" office:value-type="float" office:value="0.999001996007984">
            <text:p>0,99900</text:p>
          </table:table-cell>
          <table:table-cell table:style-name="ce1" table:formula="of:=([.C142])^1.6" office:value-type="float" office:value="0.998403671762159">
            <text:p>0,99840</text:p>
          </table:table-cell>
          <table:table-cell table:number-columns-repeated="6"/>
        </table:table-row>
        <table:table-row table:style-name="ro2">
          <table:table-cell office:value-type="string">
            <text:p>Def</text:p>
          </table:table-cell>
          <table:table-cell office:value-type="float" office:value="1000">
            <text:p>1000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142]*[.B142]" office:value-type="float" office:value="1000.40047910568">
            <text:p>1000,4</text:p>
          </table:table-cell>
          <table:table-cell table:number-columns-repeated="6"/>
        </table:table-row>
        <table:table-row table:style-name="ro1" table:number-rows-repeated="2">
          <table:table-cell table:number-columns-repeated="10"/>
        </table:table-row>
        <table:table-row table:style-name="ro2">
          <table:table-cell/>
          <table:table-cell office:value-type="string">
            <text:p>MaxLevel</text:p>
          </table:table-cell>
          <table:table-cell table:style-name="ce1" table:formula="of:=200*2*1/(4*1.09^20)" office:value-type="float" office:value="17.8430889782267">
            <text:p>17,84309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table:style-name="ce1" table:formula="of:=-1*[.C147]/2*[.C151]+[.C147]" office:value-type="float" office:value="17.5213283573079">
            <text:p>17,52133</text:p>
          </table:table-cell>
          <table:table-cell table:number-columns-repeated="2"/>
          <table:table-cell table:formula="of:= 0.0360655737704918*400" office:value-type="float" office:value="14.4262295081967">
            <text:p>14,43</text:p>
          </table:table-cell>
          <table:table-cell table:number-columns-repeated="2"/>
        </table:table-row>
        <table:table-row table:style-name="ro1">
          <table:table-cell table:number-columns-repeated="7"/>
          <table:table-cell table:style-name="ce3" table:formula="of:=17.9999999999*2" office:value-type="float" office:value="35.9999999998">
            <text:p>35,9999999998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Ratio</text:p>
          </table:table-cell>
          <table:table-cell office:value-type="float" office:value="0.0360655737704918">
            <text:p>0,04</text:p>
          </table:table-cell>
          <table:table-cell table:number-columns-repeated="7"/>
        </table:table-row>
        <table:table-row table:style-name="ro1">
          <table:table-cell table:number-columns-repeated="4"/>
          <table:table-cell table:style-name="ce1" table:formula="of:=-1*[.C147]/2*[.C153]+[.C147]" office:value-type="float" office:value="17.4416194762166">
            <text:p>17,4416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.045">
            <text:p>0,05</text:p>
          </table:table-cell>
          <table:table-cell table:number-columns-repeated="7"/>
        </table:table-row>
        <table:table-row table:style-name="ro1">
          <table:table-cell table:number-columns-repeated="7"/>
          <table:table-cell table:formula="of:=[.H149]*-1+800" office:value-type="float" office:value="785.573770491803">
            <text:p>785,57</text:p>
          </table:table-cell>
          <table:table-cell table:number-columns-repeated="2"/>
        </table:table-row>
        <table:table-row table:style-name="ro1">
          <table:table-cell table:number-columns-repeated="7"/>
          <table:table-cell table:formula="of:=[.H154]/[.H150]" office:value-type="float" office:value="21.8214936248935">
            <text:p>21,8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FAC</text:p>
          </table:table-cell>
          <table:table-cell table:formula="of:=[.C151]*200" office:value-type="float" office:value="7.21311475409836">
            <text:p>7,21</text:p>
          </table:table-cell>
          <table:table-cell table:number-columns-repeated="3"/>
          <table:table-cell table:formula="of:=[.H155]/4" office:value-type="float" office:value="5.45537340622339">
            <text:p>5,46</text:p>
            <draw:frame table:end-cell-address="Tabelle1.M185" table:end-x="0.932cm" table:end-y="0.218cm" draw:z-index="5" draw:style-name="gr1" svg:width="13.599cm" svg:height="13.164cm" svg:x="0.602cm" svg:y="0.152cm">
              <draw:object draw:notify-on-update-of-ranges="Tabelle1.C174:Tabelle1.C176 Tabelle1.D174:Tabelle1.D176 Tabelle1.E174:Tabelle1.E176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800-[.D156]" office:value-type="float" office:value="792.786885245902">
            <text:p>792,79</text:p>
          </table:table-cell>
          <table:table-cell/>
          <table:table-cell table:formula="of:=17.499999" office:value-type="float" office:value="17.499999">
            <text:p>17,5</text:p>
          </table:table-cell>
          <table:table-cell/>
          <table:table-cell table:style-name="ce1" table:formula="of:=[.H156]^(1/20)" office:value-type="float" office:value="1.08853205871265">
            <text:p>1,08853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3"/>
          <table:table-cell table:formula="of:=[.D157]/34.99998" office:value-type="float" office:value="22.6510668076354">
            <text:p>22,65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[.D159]/4" office:value-type="float" office:value="5.66276670190884">
            <text:p>5,66</text:p>
          </table:table-cell>
          <table:table-cell table:style-name="ce3" table:formula="of:=[.D160]^(1/20)" office:value-type="float" office:value="1.09056469344231">
            <text:p>1,0905646934</text:p>
          </table:table-cell>
          <table:table-cell table:number-columns-repeated="5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4"/>
          <table:table-cell office:value-type="float" office:value="3">
            <text:p>3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[.E164]*2/(4*1.09^10)" office:value-type="float" office:value="0.633616210343533">
            <text:p>0,63</text:p>
          </table:table-cell>
          <table:table-cell table:number-columns-repeated="5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4"/>
          <table:table-cell table:formula="of:=(((200 + 1 - (200/ 2)) * ((2)/(2))) - 1*1.09^(20))/(2*1.09^(20)) + 1" office:value-type="float" office:value="9.51075993400448">
            <text:p>9,51</text:p>
          </table:table-cell>
          <table:table-cell table:number-columns-repeated="5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4"/>
          <table:table-cell office:value-type="float" office:value="400">
            <text:p>40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400">
            <text:p>400</text:p>
          </table:table-cell>
          <table:table-cell table:formula="of:=1.09^(30-[.C174])" office:value-type="float" office:value="12.1721820817718">
            <text:p>12,17</text:p>
          </table:table-cell>
          <table:table-cell table:formula="of:=80000/[.E174]" office:value-type="float" office:value="6572.36307036536">
            <text:p>6572,36</text:p>
          </table:table-cell>
          <table:table-cell/>
          <table:table-cell table:style-name="ce1" table:formula="of:=(([.D174]-1)*100)/(6000*1.09^(30/[.C174]))" office:value-type="float" office:value="0.501218055251487">
            <text:p>0,5012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office:value-type="float" office:value="167">
            <text:p>167</text:p>
          </table:table-cell>
          <table:table-cell table:formula="of:=1.09^(30/[.C175])" office:value-type="float" office:value="3.64248245968752">
            <text:p>3,64</text:p>
          </table:table-cell>
          <table:table-cell table:formula="of:=32400/[.E175]" office:value-type="float" office:value="8895.03253854501">
            <text:p>8895,03</text:p>
          </table:table-cell>
          <table:table-cell/>
          <table:table-cell table:style-name="ce1" table:formula="of:=(([.D175]-1)*100)/(6000*1.09^(30/[.C175]))" office:value-type="float" office:value="0.759555247632959">
            <text:p>0,7595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office:value-type="float" office:value="120">
            <text:p>120</text:p>
          </table:table-cell>
          <table:table-cell table:formula="of:=1.09^(30/[.C176])" office:value-type="float" office:value="2.36736367459212">
            <text:p>2,37</text:p>
          </table:table-cell>
          <table:table-cell table:formula="of:=24000/[.E176]" office:value-type="float" office:value="10137.8593654965">
            <text:p>10137,86</text:p>
          </table:table-cell>
          <table:table-cell office:value-type="float" office:value="600">
            <text:p>600</text:p>
          </table:table-cell>
          <table:table-cell table:style-name="ce1" table:formula="of:=(([.D176]-1)*100)/(6000*1.09^(30/[.C176]))" office:value-type="float" office:value="0.837781433676449">
            <text:p>0,83778</text:p>
          </table:table-cell>
          <table:table-cell table:number-columns-repeated="2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3"/>
          <table:table-cell table:formula="of:=[.D174]*100" office:value-type="float" office:value="40000">
            <text:p>40000</text:p>
          </table:table-cell>
          <table:table-cell table:formula="of:=[.D179]*2" office:value-type="float" office:value="80000">
            <text:p>80000</text:p>
          </table:table-cell>
          <table:table-cell table:formula="of:=[.E179]/[.E180]" office:value-type="float" office:value="2.39520958083832">
            <text:p>2,4</text:p>
          </table:table-cell>
          <table:table-cell table:formula="of:=[.G176]/[.F176]" office:value-type="float" office:value="0.059184091864803">
            <text:p>0,06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175]*100" office:value-type="float" office:value="16700">
            <text:p>16700</text:p>
          </table:table-cell>
          <table:table-cell table:formula="of:=[.D180]*2" office:value-type="float" office:value="33400">
            <text:p>33400</text:p>
          </table:table-cell>
          <table:table-cell table:formula="of:=[.E180]/[.E181]" office:value-type="float" office:value="1.39166666666667">
            <text:p>1,39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D176]*100" office:value-type="float" office:value="12000">
            <text:p>12000</text:p>
          </table:table-cell>
          <table:table-cell table:formula="of:=[.D181]*2" office:value-type="float" office:value="24000">
            <text:p>24000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table:formula="of:=[.D179]/80000" office:value-type="float" office:value="0.5">
            <text:p>0,5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[.D174]/[.D176]" office:value-type="float" office:value="3.33333333333333">
            <text:p>3,33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2">
            <text:p>2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3">
            <text:p>3</text:p>
          </table:table-cell>
          <table:table-cell table:number-columns-repeated="5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5"/>
          <table:table-cell office:value-type="float" office:value="1">
            <text:p>1</text:p>
          </table:table-cell>
          <table:table-cell table:formula="of:=1.09^(20/[.F192])" office:value-type="float" office:value="5.6044107677783">
            <text:p>5,6</text:p>
          </table:table-cell>
          <table:table-cell table:formula="of:=[.G192]/[.G193]" office:value-type="float" office:value="2.36736367459212">
            <text:p>2,37</text:p>
          </table:table-cell>
          <table:table-cell table:formula="of:=14274*[.G192]" office:value-type="float" office:value="79997.3592992675">
            <text:p>79997,36</text:p>
          </table:table-cell>
          <table:table-cell table:formula="of:=[.D179]/[.I192]" office:value-type="float" office:value="0.500016504924386">
            <text:p>0,5</text:p>
          </table:table-cell>
        </table:table-row>
        <table:table-row table:style-name="ro1">
          <table:table-cell table:number-columns-repeated="5"/>
          <table:table-cell office:value-type="float" office:value="2">
            <text:p>2</text:p>
          </table:table-cell>
          <table:table-cell table:formula="of:=1.09^(20/[.F193])" office:value-type="float" office:value="2.36736367459212">
            <text:p>2,37</text:p>
          </table:table-cell>
          <table:table-cell table:formula="of:=[.G193]/[.G194]" office:value-type="float" office:value="1.33276933934163">
            <text:p>1,33</text:p>
          </table:table-cell>
          <table:table-cell table:formula="of:=14274*[.G193]" office:value-type="float" office:value="33791.7490911279">
            <text:p>33791,75</text:p>
          </table:table-cell>
          <table:table-cell table:formula="of:=[.D180]/[.I193]" office:value-type="float" office:value="0.494203480114754">
            <text:p>0,49</text:p>
          </table:table-cell>
        </table:table-row>
        <table:table-row table:style-name="ro1">
          <table:table-cell table:number-columns-repeated="5"/>
          <table:table-cell office:value-type="float" office:value="3">
            <text:p>3</text:p>
          </table:table-cell>
          <table:table-cell table:formula="of:=1.09^(20/[.F194])" office:value-type="float" office:value="1.77627411188913">
            <text:p>1,78</text:p>
          </table:table-cell>
          <table:table-cell/>
          <table:table-cell table:formula="of:=14274*[.G194]" office:value-type="float" office:value="25354.5366731054">
            <text:p>25354,54</text:p>
          </table:table-cell>
          <table:table-cell table:formula="of:=[.D181]/[.I194]" office:value-type="float" office:value="0.473288080737396">
            <text:p>0,47</text:p>
          </table:table-cell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rial Unicode MS" style:language-asian="de" style:country-asian="DE" style:font-name-complex="Tahoma" style:language-complex="de" style:country-complex="D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font-size-asian="24pt" style:language-asian="de" style:country-asian="DE" style:font-size-complex="24pt" style:language-complex="de" style:country-complex="D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number-style style:name="N108">
      <number:number number:decimal-places="10" number:min-integer-digits="0" number:grouping="true"/>
    </number:number-style>
    <number:number-style style:name="N109">
      <number:number number:decimal-places="5" number:min-integer-digits="0" number:grouping="true"/>
    </number:number-style>
    <number:number-style style:name="N110">
      <number:number number:decimal-places="5" number:min-integer-digits="1"/>
    </number:number-style>
    <number:number-style style:name="N111">
      <number:number number:decimal-places="5" number:min-integer-digits="1" number:grouping="true"/>
    </number:number-style>
    <number:number-style style:name="N112">
      <number:number number:decimal-places="10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7-30">30.07.2009</text:date>, <text:time>14:54:14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15$Build-9379</meta:generator>
    <meta:creation-date>2009-07-26T15:44:43</meta:creation-date>
    <dc:date>2009-07-30T14:54:14.87</dc:date>
    <dc:language>de-DE</dc:language>
    <meta:editing-cycles>13</meta:editing-cycles>
    <meta:editing-duration>PT82H03M29S</meta:editing-duration>
    <meta:document-statistic meta:table-count="3" meta:cell-count="282" meta:object-count="6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ymbol-type="none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draw:stroke="none" svg:stroke-color="#b3b3b3" draw:fill="solid" draw:fill-color="#cccccc"/>
    </style:style>
  </office:automatic-styles>
  <office:body>
    <office:chart>
      <chart:chart svg:width="8cm" svg:height="7cm" chart:class="chart:line" chart:style-name="ch1">
        <chart:legend chart:legend-position="end" svg:x="6.106cm" svg:y="3.192cm" chart:style-name="ch2"/>
        <chart:plot-area chart:style-name="ch3" table:cell-range-address="Tabelle1.F51:Tabelle1.G56" chart:data-source-has-labels="column" svg:x="0.16cm" svg:y="0.14cm" svg:width="5.786cm" svg:height="6.58cm">
          <chart:axis chart:dimension="x" chart:name="primary-x" chart:style-name="ch4">
            <chart:categories table:cell-range-address="Tabelle1.F51:Tabelle1.F5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Tabelle1.G51:Tabelle1.G56" chart:class="chart:line"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G</text:p>
              </table:table-cell>
            </table:table-row>
          </table:table-header-rows>
          <table:table-rows>
            <table:table-row>
              <table:table-cell office:value-type="string">
                <text:p text:id="Tabelle1.F51:Tabelle1.F56">0,17</text:p>
              </table:table-cell>
              <table:table-cell office:value-type="float" office:value="120">
                <text:p text:id="Tabelle1.G51:Tabelle1.G56">120</text:p>
              </table:table-cell>
            </table:table-row>
            <table:table-row>
              <table:table-cell office:value-type="string">
                <text:p>0,25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0,5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0,75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0,83</text:p>
              </table:table-cell>
              <table:table-cell office:value-type="float" office:value="600">
                <text:p>6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15$Build-937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terpolation="cubic-splin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ymbol-type="none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draw:stroke="none" svg:stroke-color="#b3b3b3" draw:fill="solid" draw:fill-color="#cccccc"/>
    </style:style>
  </office:automatic-styles>
  <office:body>
    <office:chart>
      <chart:chart svg:width="8cm" svg:height="7cm" chart:class="chart:line" chart:style-name="ch1">
        <chart:legend chart:legend-position="end" svg:x="6.133cm" svg:y="3.192cm" chart:style-name="ch2"/>
        <chart:plot-area chart:style-name="ch3" table:cell-range-address="Tabelle1.G74:Tabelle1.H76" chart:data-source-has-labels="column" svg:x="0.16cm" svg:y="0.14cm" svg:width="5.813cm" svg:height="6.58cm">
          <chart:axis chart:dimension="x" chart:name="primary-x" chart:style-name="ch4">
            <chart:categories table:cell-range-address="Tabelle1.G74:Tabelle1.G7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Tabelle1.H74:Tabelle1.H76" chart:class="chart:line"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H</text:p>
              </table:table-cell>
            </table:table-row>
          </table:table-header-rows>
          <table:table-rows>
            <table:table-row>
              <table:table-cell office:value-type="string">
                <text:p text:id="Tabelle1.G74:Tabelle1.G76">1</text:p>
              </table:table-cell>
              <table:table-cell office:value-type="float" office:value="80000">
                <text:p text:id="Tabelle1.H74:Tabelle1.H76">8000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3400">
                <text:p>334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4000">
                <text:p>2400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15$Build-9379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terpolation="cubic-splin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ymbol-type="none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draw:stroke="none" svg:stroke-color="#b3b3b3" draw:fill="solid" draw:fill-color="#cccccc"/>
    </style:style>
  </office:automatic-styles>
  <office:body>
    <office:chart>
      <chart:chart svg:width="8cm" svg:height="7.019cm" chart:class="chart:line" chart:style-name="ch1">
        <chart:legend chart:legend-position="end" svg:x="6.265cm" svg:y="3.201cm" chart:style-name="ch2"/>
        <chart:plot-area chart:style-name="ch3" table:cell-range-address="Tabelle1.H91:Tabelle1.I93" chart:data-source-has-labels="column" svg:x="0.16cm" svg:y="0.14cm" svg:width="5.945cm" svg:height="6.599cm">
          <chart:axis chart:dimension="x" chart:name="primary-x" chart:style-name="ch4">
            <chart:categories table:cell-range-address="Tabelle1.H91:Tabelle1.H9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Tabelle1.I91:Tabelle1.I93" chart:class="chart:line"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I</text:p>
              </table:table-cell>
            </table:table-row>
          </table:table-header-rows>
          <table:table-rows>
            <table:table-row>
              <table:table-cell office:value-type="string">
                <text:p text:id="Tabelle1.H91:Tabelle1.H93">1</text:p>
              </table:table-cell>
              <table:table-cell office:value-type="float" office:value="20.0855369231877">
                <text:p text:id="Tabelle1.I91:Tabelle1.I93">20.085536923187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.38905609893065">
                <text:p>7.389056098930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71828182845904">
                <text:p>2.7182818284590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15$Build-9379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terpolation="cubic-spline" chart:symbol-type="automatic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7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draw:stroke="none" svg:stroke-color="#b3b3b3" draw:fill="solid" draw:fill-color="#cccccc"/>
    </style:style>
  </office:automatic-styles>
  <office:body>
    <office:chart>
      <chart:chart svg:width="22.804cm" svg:height="13.63cm" chart:class="chart:line" chart:style-name="ch1">
        <chart:legend chart:legend-position="end" svg:x="20.64cm" svg:y="6.294cm" chart:style-name="ch2"/>
        <chart:plot-area chart:style-name="ch3" table:cell-range-address="Tabelle1.B66:Tabelle1.B91 Tabelle1.C66:Tabelle1.C68 Tabelle1.E88:Tabelle1.E90" chart:data-source-has-labels="column" svg:x="0.456cm" svg:y="0.272cm" svg:width="19.729cm" svg:height="12.814cm">
          <chart:axis chart:dimension="x" chart:name="primary-x" chart:style-name="ch4">
            <chart:categories table:cell-range-address="Tabelle1.B66:Tabelle1.B9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Tabelle1.C66:Tabelle1.C68" chart:class="chart:line">
            <chart:data-point chart:repeated="3"/>
          </chart:series>
          <chart:series chart:style-name="ch7" chart:values-cell-range-address="Tabelle1.E88:Tabelle1.E90" chart:class="chart:line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C</text:p>
              </table:table-cell>
              <table:table-cell office:value-type="string">
                <text:p>Spalte E</text:p>
              </table:table-cell>
            </table:table-row>
          </table:table-header-rows>
          <table:table-rows>
            <table:table-row>
              <table:table-cell office:value-type="string">
                <text:p text:id="Tabelle1.B66:Tabelle1.B91">1</text:p>
              </table:table-cell>
              <table:table-cell office:value-type="float" office:value="79606.0708147877">
                <text:p text:id="Tabelle1.C66:Tabelle1.C68">79606.0708147877</text:p>
              </table:table-cell>
              <table:table-cell office:value-type="float" office:value="80000">
                <text:p text:id="Tabelle1.E88:Tabelle1.E90">8000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1854.8947581251">
                <text:p>21854.8947581251</text:p>
              </table:table-cell>
              <table:table-cell office:value-type="float" office:value="33400">
                <text:p>334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204.1820475527">
                <text:p>14204.1820475527</text:p>
              </table:table-cell>
              <table:table-cell office:value-type="float" office:value="24000">
                <text:p>240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15$Build-9379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ymbol-type="none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draw:stroke="none" svg:stroke-color="#b3b3b3" draw:fill="solid" draw:fill-color="#cccccc"/>
    </style:style>
  </office:automatic-styles>
  <office:body>
    <office:chart>
      <chart:chart svg:width="8cm" svg:height="7cm" chart:class="chart:line" chart:style-name="ch1">
        <chart:legend chart:legend-position="end" svg:x="6.159cm" svg:y="3.192cm" chart:style-name="ch2"/>
        <chart:plot-area chart:style-name="ch3" table:cell-range-address="Tabelle1.E115:Tabelle1.E117" svg:x="2.16cm" svg:y="-0.001cm" svg:width="5.838cm" svg:height="6.579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abelle1.E115:Tabelle1.E117" chart:class="chart:line"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020">
                <text:p text:id="Tabelle1.E115:Tabelle1.E117">602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140">
                <text:p>914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130">
                <text:p>1013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15$Build-9379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ymbol-type="none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7" style:family="chart">
      <style:chart-properties chart:symbol-type="none"/>
      <style:graphic-properties draw:stroke="solid" svg:stroke-width="0.088cm" svg:stroke-color="#ff420e" draw:fill-color="#ff420e" dr3d:edge-rounding="0%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draw:stroke="none" svg:stroke-color="#b3b3b3" draw:fill="solid" draw:fill-color="#cccccc"/>
    </style:style>
  </office:automatic-styles>
  <office:body>
    <office:chart>
      <chart:chart svg:width="13.6cm" svg:height="13.165cm" chart:class="chart:line" chart:style-name="ch1">
        <chart:legend chart:legend-position="end" svg:x="11.621cm" svg:y="6.061cm" chart:style-name="ch2"/>
        <chart:plot-area chart:style-name="ch3" table:cell-range-address="Tabelle1.C174:Tabelle1.E176" chart:data-source-has-labels="column" svg:x="0.272cm" svg:y="0.263cm" svg:width="11.077cm" svg:height="12.376cm">
          <chart:axis chart:dimension="x" chart:name="primary-x" chart:style-name="ch4">
            <chart:categories table:cell-range-address="Tabelle1.C174:Tabelle1.C17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Tabelle1.D174:Tabelle1.D176" chart:class="chart:line">
            <chart:data-point chart:repeated="3"/>
          </chart:series>
          <chart:series chart:style-name="ch7" chart:values-cell-range-address="Tabelle1.E174:Tabelle1.E176" chart:class="chart:line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D</text:p>
              </table:table-cell>
              <table:table-cell office:value-type="string">
                <text:p>Spalte E</text:p>
              </table:table-cell>
            </table:table-row>
          </table:table-header-rows>
          <table:table-rows>
            <table:table-row>
              <table:table-cell office:value-type="string">
                <text:p text:id="Tabelle1.C174:Tabelle1.C176">1</text:p>
              </table:table-cell>
              <table:table-cell office:value-type="float" office:value="400">
                <text:p text:id="Tabelle1.D174:Tabelle1.D176">400</text:p>
              </table:table-cell>
              <table:table-cell office:value-type="float" office:value="12.1721820817718">
                <text:p text:id="Tabelle1.E174:Tabelle1.E176">12.172182081771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7">
                <text:p>167</text:p>
              </table:table-cell>
              <table:table-cell office:value-type="float" office:value="3.64248245968752">
                <text:p>3.6424824596875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0">
                <text:p>120</text:p>
              </table:table-cell>
              <table:table-cell office:value-type="float" office:value="2.36736367459212">
                <text:p>2.3673636745921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15$Build-9379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